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8.098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2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1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2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4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12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4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8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6201" calcext:value-type="float" table:number-columns-spanned="2" table:number-rows-spanned="1">
            <text:p>62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Proveedores y Otr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2"/>
          <table:covered-table-cell table:style-name="ce143"/>
          <table:covered-table-cell table:number-columns-repeated="2" table:style-name="ce22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2"/>
          <table:table-cell table:style-name="ce114"/>
          <table:table-cell table:style-name="ce102"/>
          <table:table-cell table:style-name="ce125"/>
          <table:table-cell table:style-name="ce121"/>
          <table:table-cell table:style-name="ce19"/>
          <table:table-cell table:style-name="ce144"/>
          <table:table-cell table:style-name="ce15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/>
          <table:table-cell table:style-name="ce126" office:value-type="string" office:string-value="Cuentas por Pagar" calcext:value-type="string">
            <text:p><text:s/>Cuentas por Pagar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8"/>
          <table:table-cell table:style-name="ce122"/>
          <table:table-cell table:style-name="ce126" office:value-type="string" office:string-value="Cuentas por Pagar" calcext:value-type="string">
            <text:p><text:s/>Cuentas por Pagar </text:p>
          </table:table-cell>
          <table:table-cell table:style-name="ce146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 office:value-type="string" office:string-value="2.1.3.1.1" calcext:value-type="string">
            <text:p><text:s/>2.1.3.1.1 </text:p>
          </table:table-cell>
          <table:table-cell table:style-name="ce33" office:value-type="string" office:string-value="Proveedores" calcext:value-type="string">
            <text:p><text:s/>Proveedore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8" table:formula="of:=[.D11]+[.E11]-[.F11]" office:value-type="float" office:value="0" calcext:value-type="float">
            <text:p>0</text:p>
          </table:table-cell>
          <table:table-cell table:style-name="ce122" office:value-type="string" office:string-value="2.1.3.1.1" calcext:value-type="string">
            <text:p><text:s/>2.1.3.1.1 </text:p>
          </table:table-cell>
          <table:table-cell table:style-name="ce33" office:value-type="string" office:string-value="Proveedores" calcext:value-type="string">
            <text:p><text:s/>Proveedores </text:p>
          </table:table-cell>
          <table:table-cell table:style-name="ce147" office:value-type="float" office:value="15084" calcext:value-type="float">
            <text:p>15,084</text:p>
          </table:table-cell>
          <table:table-cell table:style-name="ce152" table:formula="of:=+[.G11]-[.J11]" office:value-type="float" office:value="-15084" calcext:value-type="float">
            <text:p>-15,08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 office:value-type="string" office:string-value="2.1.3.1.2" calcext:value-type="string">
            <text:p><text:s/>2.1.3.1.2 </text:p>
          </table:table-cell>
          <table:table-cell table:style-name="ce33" office:value-type="string" office:string-value="Proveedores Exterior" calcext:value-type="string">
            <text:p><text:s/>Proveedores Exterior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8" table:formula="of:=[.D12]+[.E12]-[.F12]" office:value-type="float" office:value="0" calcext:value-type="float">
            <text:p>0</text:p>
          </table:table-cell>
          <table:table-cell table:style-name="ce122" office:value-type="string" office:string-value="2.1.3.1.2" calcext:value-type="string">
            <text:p><text:s/>2.1.3.1.2 </text:p>
          </table:table-cell>
          <table:table-cell table:style-name="ce33" office:value-type="string" office:string-value="Proveedores Exterior" calcext:value-type="string">
            <text:p><text:s/>Proveedores Exterior </text:p>
          </table:table-cell>
          <table:table-cell table:style-name="ce147" office:value-type="float" office:value="0" calcext:value-type="float">
            <text:p>0</text:p>
          </table:table-cell>
          <table:table-cell table:style-name="ce152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 office:value-type="string" office:string-value="2.1.3.1.3" calcext:value-type="string">
            <text:p><text:s/>2.1.3.1.3 </text:p>
          </table:table-cell>
          <table:table-cell table:style-name="ce33" office:value-type="string" office:string-value="Provisión de Servicios" calcext:value-type="string">
            <text:p><text:s/>Provisión de Servicio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8" table:formula="of:=[.D13]+[.E13]-[.F13]" office:value-type="float" office:value="0" calcext:value-type="float">
            <text:p>0</text:p>
          </table:table-cell>
          <table:table-cell table:style-name="ce122" office:value-type="string" office:string-value="2.1.3.1.3" calcext:value-type="string">
            <text:p><text:s/>2.1.3.1.3 </text:p>
          </table:table-cell>
          <table:table-cell table:style-name="ce33" office:value-type="string" office:string-value="Provisión de Servicios" calcext:value-type="string">
            <text:p><text:s/>Provisión de Servicios </text:p>
          </table:table-cell>
          <table:table-cell table:style-name="ce147" office:value-type="float" office:value="0" calcext:value-type="float">
            <text:p>0</text:p>
          </table:table-cell>
          <table:table-cell table:style-name="ce152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/>
          <table:table-cell table:style-name="ce37"/>
          <table:table-cell table:style-name="ce34"/>
          <table:table-cell table:style-name="ce104"/>
          <table:table-cell table:style-name="ce115"/>
          <table:table-cell table:style-name="ce104"/>
          <table:table-cell table:style-name="ce128"/>
          <table:table-cell table:style-name="ce122"/>
          <table:table-cell table:style-name="ce37"/>
          <table:table-cell table:style-name="ce147"/>
          <table:table-cell table:style-name="ce152" table:formula="of:=+[.G14]-[.J1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/>
          <table:table-cell table:style-name="ce126" office:value-type="string" office:string-value="obligaciones con Instituciones Financieras" calcext:value-type="string">
            <text:p><text:s/>obligaciones con Instituciones Financieras </text:p>
          </table:table-cell>
          <table:table-cell table:style-name="ce34"/>
          <table:table-cell table:style-name="ce104"/>
          <table:table-cell table:style-name="ce115"/>
          <table:table-cell table:style-name="ce104"/>
          <table:table-cell table:style-name="ce128"/>
          <table:table-cell table:style-name="ce122"/>
          <table:table-cell table:style-name="ce126" office:value-type="string" office:string-value="obligaciones con Instituciones Financieras" calcext:value-type="string">
            <text:p><text:s/>obligaciones con Instituciones Financieras </text:p>
          </table:table-cell>
          <table:table-cell table:style-name="ce147"/>
          <table:table-cell table:style-name="ce152" table:formula="of:=+[.G15]-[.J1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 office:value-type="string" office:string-value="2.1.4.3" calcext:value-type="string">
            <text:p><text:s/>2.1.4.3 </text:p>
          </table:table-cell>
          <table:table-cell table:style-name="ce33" office:value-type="string" office:string-value="Tarjeta de crédito Vis Bankard" calcext:value-type="string">
            <text:p><text:s/>Tarjeta de crédito Vis Bankard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8" table:formula="of:=[.D16]+[.E16]-[.F16]" office:value-type="float" office:value="0" calcext:value-type="float">
            <text:p>0</text:p>
          </table:table-cell>
          <table:table-cell table:style-name="ce122" office:value-type="string" office:string-value="2.1.4.3" calcext:value-type="string">
            <text:p><text:s/>2.1.4.3 </text:p>
          </table:table-cell>
          <table:table-cell table:style-name="ce33" office:value-type="string" office:string-value="Tarjeta de crédito Vis Bankard" calcext:value-type="string">
            <text:p><text:s/>Tarjeta de crédito Vis Bankard </text:p>
          </table:table-cell>
          <table:table-cell table:style-name="ce147" office:value-type="float" office:value="1813" calcext:value-type="float">
            <text:p>1,813</text:p>
          </table:table-cell>
          <table:table-cell table:style-name="ce152" table:formula="of:=+[.G16]-[.J16]" office:value-type="float" office:value="-1813" calcext:value-type="float">
            <text:p>-1,81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1.4.4" calcext:value-type="string">
            <text:p><text:s/>2.1.4.4 </text:p>
          </table:table-cell>
          <table:table-cell table:style-name="ce129" office:value-type="string" office:string-value="Tarjeta de crédito Visa Banco International" calcext:value-type="string">
            <text:p><text:s/>Tarjeta de crédito Visa Banco International </text:p>
          </table:table-cell>
          <table:table-cell table:style-name="ce36"/>
          <table:table-cell table:style-name="ce105" office:value-type="float" office:value="0" calcext:value-type="float">
            <text:p>0</text:p>
          </table:table-cell>
          <table:table-cell table:style-name="ce105" table:number-columns-repeated="2"/>
          <table:table-cell table:style-name="ce128" table:formula="of:=[.D17]+[.E17]-[.F17]" office:value-type="float" office:value="0" calcext:value-type="float">
            <text:p>0</text:p>
          </table:table-cell>
          <table:table-cell table:style-name="ce123" office:value-type="string" office:string-value="2.1.4.4" calcext:value-type="string">
            <text:p><text:s/>2.1.4.4 </text:p>
          </table:table-cell>
          <table:table-cell table:style-name="ce129" office:value-type="string" office:string-value="Tarjeta de crédito Visa Banco International" calcext:value-type="string">
            <text:p><text:s/>Tarjeta de crédito Visa Banco International </text:p>
          </table:table-cell>
          <table:table-cell table:style-name="ce147" office:value-type="float" office:value="7556" calcext:value-type="float">
            <text:p>7,556</text:p>
          </table:table-cell>
          <table:table-cell table:style-name="ce152" table:formula="of:=+[.G17]-[.J17]" office:value-type="float" office:value="-7556" calcext:value-type="float">
            <text:p>-7,55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/>
          <table:table-cell table:style-name="ce84"/>
          <table:table-cell table:style-name="ce36"/>
          <table:table-cell table:style-name="ce105" table:number-columns-repeated="3"/>
          <table:table-cell table:style-name="ce128"/>
          <table:table-cell table:style-name="ce123"/>
          <table:table-cell table:style-name="ce84"/>
          <table:table-cell table:style-name="ce147"/>
          <table:table-cell table:style-name="ce152" table:formula="of:=+[.G18]-[.J1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/>
          <table:table-cell table:style-name="ce43" office:value-type="string" office:string-value="Otras cuentas por Pagar" calcext:value-type="string">
            <text:p><text:s/>Otras cuentas por Pagar </text:p>
          </table:table-cell>
          <table:table-cell table:style-name="ce36"/>
          <table:table-cell table:style-name="ce105" table:number-columns-repeated="3"/>
          <table:table-cell table:style-name="ce128"/>
          <table:table-cell table:style-name="ce123"/>
          <table:table-cell table:style-name="ce43" office:value-type="string" office:string-value="Otras cuentas por Pagar" calcext:value-type="string">
            <text:p><text:s/>Otras cuentas por Pagar </text:p>
          </table:table-cell>
          <table:table-cell table:style-name="ce147"/>
          <table:table-cell table:style-name="ce152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1.13" calcext:value-type="string">
            <text:p><text:s/>2.1.13 </text:p>
          </table:table-cell>
          <table:table-cell table:style-name="ce129" office:value-type="string" office:string-value="Otros pasivos corrientes" calcext:value-type="string">
            <text:p><text:s/>Otros pasivos corrientes </text:p>
          </table:table-cell>
          <table:table-cell table:style-name="ce36"/>
          <table:table-cell table:style-name="ce105" office:value-type="float" office:value="0" calcext:value-type="float">
            <text:p>0</text:p>
          </table:table-cell>
          <table:table-cell table:style-name="ce105" table:number-columns-repeated="2"/>
          <table:table-cell table:style-name="ce128" table:formula="of:=[.D20]+[.E20]-[.F20]" office:value-type="float" office:value="0" calcext:value-type="float">
            <text:p>0</text:p>
          </table:table-cell>
          <table:table-cell table:style-name="ce123" office:value-type="string" office:string-value="2.1.13" calcext:value-type="string">
            <text:p><text:s/>2.1.13 </text:p>
          </table:table-cell>
          <table:table-cell table:style-name="ce129" office:value-type="string" office:string-value="Otros pasivos corrientes" calcext:value-type="string">
            <text:p><text:s/>Otros pasivos corrientes </text:p>
          </table:table-cell>
          <table:table-cell table:style-name="ce147" office:value-type="float" office:value="1721" calcext:value-type="float">
            <text:p>1,721</text:p>
          </table:table-cell>
          <table:table-cell table:style-name="ce152" table:formula="of:=+[.G20]-[.J20]" office:value-type="float" office:value="-1721" calcext:value-type="float">
            <text:p>-1,72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1.5.1" calcext:value-type="string">
            <text:p><text:s/>2.1.5.1 </text:p>
          </table:table-cell>
          <table:table-cell table:style-name="ce129" office:value-type="string" office:string-value="Provisiones locales" calcext:value-type="string">
            <text:p><text:s/>Provisiones locales </text:p>
          </table:table-cell>
          <table:table-cell table:style-name="ce36"/>
          <table:table-cell table:style-name="ce105" office:value-type="float" office:value="0" calcext:value-type="float">
            <text:p>0</text:p>
          </table:table-cell>
          <table:table-cell table:style-name="ce105" table:number-columns-repeated="2"/>
          <table:table-cell table:style-name="ce128" table:formula="of:=[.D21]+[.E21]-[.F21]" office:value-type="float" office:value="0" calcext:value-type="float">
            <text:p>0</text:p>
          </table:table-cell>
          <table:table-cell table:style-name="ce123" office:value-type="string" office:string-value="2.1.5.1" calcext:value-type="string">
            <text:p><text:s/>2.1.5.1 </text:p>
          </table:table-cell>
          <table:table-cell table:style-name="ce129" office:value-type="string" office:string-value="Provisiones locales" calcext:value-type="string">
            <text:p><text:s/>Provisiones locales </text:p>
          </table:table-cell>
          <table:table-cell table:style-name="ce147" office:value-type="float" office:value="0" calcext:value-type="float">
            <text:p>0</text:p>
          </table:table-cell>
          <table:table-cell table:style-name="ce152" table:formula="of:=+[.G21]-[.J2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/>
          <table:table-cell table:style-name="ce84"/>
          <table:table-cell table:style-name="ce36"/>
          <table:table-cell table:style-name="ce105" table:number-columns-repeated="3"/>
          <table:table-cell table:style-name="ce128"/>
          <table:table-cell table:style-name="ce123"/>
          <table:table-cell table:style-name="ce84"/>
          <table:table-cell table:style-name="ce147"/>
          <table:table-cell table:style-name="ce152" table:formula="of:=+[.G22]-[.J2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5" table:number-columns-repeated="3"/>
          <table:table-cell table:style-name="ce103"/>
          <table:table-cell table:style-name="ce123"/>
          <table:table-cell table:style-name="ce40"/>
          <table:table-cell table:style-name="ce148"/>
          <table:table-cell table:style-name="ce153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3])" office:value-type="float" office:value="0" calcext:value-type="float">
            <text:p>0</text:p>
          </table:table-cell>
          <table:table-cell table:style-name="ce106" table:formula="of:=SUM([.E9:.E23])" office:value-type="float" office:value="0" calcext:value-type="float">
            <text:p>0</text:p>
          </table:table-cell>
          <table:table-cell table:style-name="ce106" table:formula="of:=SUM([.F9:.F23])" office:value-type="float" office:value="0" calcext:value-type="float">
            <text:p>0</text:p>
          </table:table-cell>
          <table:table-cell table:style-name="ce106" table:formula="of:=SUM([.G9:.G23])" office:value-type="float" office:value="0" calcext:value-type="float">
            <text:p>0</text:p>
          </table:table-cell>
          <table:table-cell table:style-name="ce106" table:number-columns-repeated="2"/>
          <table:table-cell table:style-name="ce106" table:formula="of:=SUM([.J9:.J23])" office:value-type="float" office:value="26174" calcext:value-type="float">
            <text:p>26,174</text:p>
          </table:table-cell>
          <table:table-cell table:style-name="ce156" table:formula="of:=SUM([.K9:.K23])" office:value-type="float" office:value="-26174" calcext:value-type="float">
            <text:p>-26,174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2" table:number-columns-repeated="12"/>
          <table:table-cell table:number-columns-repeated="1012"/>
        </table:table-row>
        <table:table-row table:style-name="ro2">
          <table:table-cell table:style-name="ce22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4" table:number-columns-repeated="2"/>
          <table:table-cell table:style-name="ce109"/>
          <table:table-cell table:style-name="ce118"/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Proveedores</text:p>
          </table:table-cell>
          <table:table-cell table:style-name="ce57"/>
          <table:table-cell table:style-name="ce110" table:formula="of:=SUM([.G10:.G14])" office:value-type="float" office:value="0" calcext:value-type="float">
            <text:p>0</text:p>
          </table:table-cell>
          <table:table-cell table:style-name="ce110" table:formula="of:=SUM([.J10:.J14])" office:value-type="float" office:value="15084" calcext:value-type="float">
            <text:p>15,084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obligaciones con Instituciones Financieras</text:p>
          </table:table-cell>
          <table:table-cell table:style-name="ce57"/>
          <table:table-cell table:style-name="ce110" table:formula="of:=SUM([.G15:.G19])" office:value-type="float" office:value="0" calcext:value-type="float">
            <text:p>0</text:p>
          </table:table-cell>
          <table:table-cell table:style-name="ce110" table:formula="of:=SUM([.J15:.J19])" office:value-type="float" office:value="9369" calcext:value-type="float">
            <text:p>9,369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Otras cuentas por Pagar</text:p>
          </table:table-cell>
          <table:table-cell table:style-name="ce57"/>
          <table:table-cell table:style-name="ce110" table:formula="of:=SUM([.G19:.G23])" office:value-type="float" office:value="0" calcext:value-type="float">
            <text:p>0</text:p>
          </table:table-cell>
          <table:table-cell table:style-name="ce110" table:formula="of:=SUM([.J19:.J23])" office:value-type="float" office:value="1721" calcext:value-type="float">
            <text:p>1,721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table:number-columns-repeated="2"/>
          <table:table-cell table:style-name="ce111" table:number-columns-repeated="2"/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29:.D32])" office:value-type="float" office:value="0" calcext:value-type="float">
            <text:p>0</text:p>
          </table:table-cell>
          <table:table-cell table:style-name="ce106" table:formula="of:=+SUM([.E29:.E32])" office:value-type="float" office:value="26174" calcext:value-type="float">
            <text:p>26,174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2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6"/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3">
          <table:table-cell table:style-name="ce22" table:number-columns-repeated="10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4">
          <table:table-cell table:style-name="ce22" table:number-columns-repeated="12"/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number number:decimal-places="2" loext:min-decimal-places="2" number:min-integer-digits="1" number:grouping="true"/>
      <style:map style:condition="value()&gt;=0" style:apply-style-name="N133P0"/>
    </number:number-style>
    <number:date-style style:name="N134">
      <number:day/>
      <number:text> de </number:text>
      <number:month number:textual="true"/>
      <number:text> de </number:text>
      <number:year/>
    </number:date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6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/>
    </number:number-style>
    <number:number-style style:name="N155">
      <style:text-properties fo:color="#ff0000"/>
      <number:number number:decimal-places="0" loext:min-decimal-places="0" number:min-integer-digits="1"/>
      <style:map style:condition="value()&gt;=0" style:apply-style-name="N155P0"/>
    </number:number-style>
    <number:number-style style:name="N156">
      <number:text>$</number:text>
      <number:number number:decimal-places="0" loext:min-decimal-places="0" number:min-integer-digits="1" number:grouping="true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3" loext:min-decimal-places="3" number:min-integer-digits="1"/>
      <number:text>%</number:text>
    </number:percentage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3">
      <number:text-content/>
      <style:map style:condition="value()&lt;=1.79769313486232E+308" style:apply-style-name="N163P0"/>
    </number:text-style>
    <number:date-style style:name="N164">
      <number:day number:style="long"/>
      <number:text>-</number:text>
      <number:month number:textual="true"/>
      <number:text>-</number:text>
      <number:year number:style="long"/>
    </number:date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">
      <number:number number:decimal-places="1" loext:min-decimal-places="1" number:min-integer-digits="1"/>
      <number:text>%</number:text>
    </number:percentage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$</number:text>
      <number:number number:decimal-places="0" loext:min-decimal-places="0" number:min-integer-digits="1" number:grouping="true"/>
    </number:number-style>
    <number:number-style style:name="N184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</number:text>
    </number:number-style>
    <number:number-style style:name="N18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7"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</number:number-style>
    <number:number-style style:name="N189">
      <number:text>-$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0">
      <number:number number:decimal-places="1" loext:min-decimal-places="1" number:min-integer-digits="1" number:grouping="true"/>
    </number:number-style>
    <number:currency-style style:name="N19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9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9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9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date-style style:name="N195">
      <number:day number:style="long"/>
      <number:text>-</number:text>
      <number:month number:textual="true"/>
    </number:date-style>
    <number:date-style style:name="N196">
      <number:month number:textual="true"/>
      <number:text>-</number:text>
      <number:year/>
    </number:date-style>
    <number:time-style style:name="N197">
      <number:hours/>
      <number:text>:</number:text>
      <number:minutes number:style="long"/>
      <number:text> </number:text>
      <number:am-pm/>
    </number:time-style>
    <number:time-style style:name="N19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99">
      <number:hours/>
      <number:text>:</number:text>
      <number:minutes number:style="long"/>
    </number:time-style>
    <number:time-style style:name="N200">
      <number:hours/>
      <number:text>:</number:text>
      <number:minutes number:style="long"/>
      <number:text>:</number:text>
      <number:seconds number:style="long"/>
    </number:time-style>
    <number:date-style style:name="N20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number number:decimal-places="0" loext:min-decimal-places="0" number:min-integer-digits="1" number:grouping="true"/>
      <number:text> </number:text>
    </number:number-style>
    <number:number-style style:name="N20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  <number:text> </number:text>
    </number:number-style>
    <number:number-style style:name="N20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5P0"/>
    </number:number-style>
    <number:number-style style:name="N20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6P2" style:volatile="true">
      <loext:text> </loext:text>
      <loext:fill-character> </loext:fill-character>
      <number:text>-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0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7P2" style:volatile="true">
      <loext:text> $ </loext:text>
      <loext:fill-character> </loext:fill-character>
      <number:text>- </number:text>
    </number:currency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currency-style style:name="N20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time-style style:name="N210">
      <number:minutes number:style="long"/>
      <number:text>:</number:text>
      <number:seconds number:style="long" number:decimal-places="1"/>
    </number:time-style>
    <number:percentage-style style:name="N211">
      <number:number number:decimal-places="2" loext:min-decimal-places="2" number:min-integer-digits="1"/>
      <number:text> %</number:text>
    </number:percentage-style>
    <number:number-style style:name="N2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5P2" style:volatile="true">
      <number:text>-</number:text>
      <number:number number:decimal-places="0" loext:min-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0" loext:min-decimal-places="0" number:min-integer-digits="1" number:grouping="true"/>
      <number:text> </number:text>
    </number:number-style>
    <number:number-style style:name="N2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216P0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4:07:00.9440470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1T14:24:05.127639431</dc:date>
    <meta:editing-cycles>9</meta:editing-cycles>
    <meta:editing-duration>PT1H32M34S</meta:editing-duration>
    <meta:document-statistic meta:table-count="1" meta:cell-count="130" meta:object-count="0"/>
  </office:meta>
</office:document-meta>
</file>